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6f451" officeooo:paragraph-rsid="0596f45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ad9e" officeooo:paragraph-rsid="059dad9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1170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21d6a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501c3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ff12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91b01e" officeooo:paragraph-rsid="0591b01e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9fc0e9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ad180f" officeooo:paragraph-rsid="05ad180f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font-style="normal" fo:font-weight="normal" officeooo: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font-style="normal" fo:font-weight="normal" officeooo:rsid="0597d80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font-style="normal" fo:font-weight="normal" officeooo:rsid="0583bb94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font-style="normal" fo:font-weight="normal" officeooo:rsid="059a70c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343a40" style:font-name="Liberation Serif" fo:font-size="12pt" fo:letter-spacing="normal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343a40" style:font-name="Liberation Serif" fo:font-size="12pt" fo:letter-spacing="normal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43a40" style:font-name="Liberation Serif" fo:font-size="12pt" fo:letter-spacing="normal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343a40" style:font-name="Liberation Serif" fo:font-size="12pt" fo:letter-spacing="normal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333333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color="#000000" style:font-name="Liberation Serif" fo:font-size="12pt" fo:language="en" fo:country="GB" fo:font-weight="normal" fo:background-color="#fffffe" loext:char-shading-value="0" style:font-size-asian="12pt" style:font-size-complex="12pt"/>
    </style:style>
    <style:style style:name="T29" style:family="text">
      <style:text-properties fo:color="#000000" style:font-name="Liberation Serif" fo:font-size="12pt" fo:language="en" fo:country="GB" fo:font-weight="normal" officeooo:rsid="05a0508a" fo:background-color="#fffffe" loext:char-shading-value="0" style:font-size-asian="12pt" style:font-size-complex="12pt"/>
    </style:style>
    <style:style style:name="T30" style:family="text">
      <style:text-properties fo:color="#000000" style:font-name="Liberation Serif" fo:font-size="12pt" fo:language="en" fo:country="GB" fo:font-weight="normal" officeooo:rsid="05a166f4" fo:background-color="#fffffe" loext:char-shading-value="0" style:font-size-asian="12pt" style:font-size-complex="12pt"/>
    </style:style>
    <style:style style:name="T31" style:family="text">
      <style:text-properties fo:color="#000000" style:font-name="Liberation Serif" fo:font-size="12pt" fo:language="en" fo:country="GB" fo:font-weight="normal" officeooo:rsid="05a4dbe4" fo:background-color="#fffffe" loext:char-shading-value="0" style:font-size-asian="12pt" style:font-size-complex="12pt"/>
    </style:style>
    <style:style style:name="T32" style:family="text">
      <style:text-properties fo:color="#000000" style:font-name="Liberation Serif" fo:font-size="12pt" fo:language="en" fo:country="GB" fo:font-weight="normal" officeooo:rsid="05a92b72" fo:background-color="#fffffe" loext:char-shading-value="0" style:font-size-asian="12pt" style:font-size-complex="12pt"/>
    </style:style>
    <style:style style:name="T33" style:family="text">
      <style:text-properties fo:color="#000000" style:font-name="Liberation Serif" fo:font-size="12pt" fo:language="en" fo:country="GB" fo:font-weight="normal" officeooo:rsid="05aad086" fo:background-color="#fffffe" loext:char-shading-value="0" style:font-size-asian="12pt" style:font-size-complex="12pt"/>
    </style:style>
    <style:style style:name="T34" style:family="text">
      <style:text-properties fo:color="#000000" style:font-name="Liberation Serif" fo:font-size="12pt" fo:language="en" fo:country="GB" fo:font-weight="normal" officeooo:rsid="05ae6477" fo:background-color="#fffffe" loext:char-shading-value="0" style:font-size-asian="12pt" style:font-size-complex="12pt"/>
    </style:style>
    <style:style style:name="T35" style:family="text">
      <style:text-properties officeooo:rsid="05aad0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21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6"><text:span text:style-name="T15">A</text:span><text:span text:style-name="T16">t</text:span><text:span text:style-name="T15"> the </text:span><text:span text:style-name="T16">beginnings</text:span><text:span text:style-name="T15">, </text:span><text:span text:style-name="T16">there was</text:span><text:span text:style-name="T15"> not much discussion </text:span><text:span text:style-name="T16">between participants</text:span><text:span text:style-name="T15"> in the discussion tab</text:span><text:span text:style-name="T16">s of the AI Blitz challenges</text:span><text:span text:style-name="T15">. </text:span><text:span text:style-name="T16">It was mostly bug reports, like </text:span><text:span text:style-name="T15">about submission limits.</text:span></text:p>
      <text:p text:style-name="P10"/>
      <text:p text:style-name="P17"><text:span text:style-name="T17">So far, it seems that the participants aren’t discussing with each others, only one has giving some h</text:span><text:span text:style-name="T18">elp</text:span><text:span text:style-name="T17"> to possibly improve the score, </text:span><text:span text:style-name="T19">at this point of writing(14.05.2021)</text:span><text:span text:style-name="T17">. </text:span><text:span text:style-name="T18">The hint is to sort by index, as the resulting file isn’t sorted, and it has improved the score of the file. </text:span><text:span text:style-name="T20">The user is called V</text:span><text:span text:style-name="T26">ictorkras2008.</text:span></text:p>
      <text:p text:style-name="P11"/>
      <text:p text:style-name="P18"><text:span text:style-name="T21">So far, i have posted only the baseline as submissions to test the submission process and to see what score i need to improve on. </text:span><text:span text:style-name="T22">I have been working on the code and looking around the web to have some ideas, and test some codes to see how it might improve the AI.</text:span></text:p>
      <text:p text:style-name="P16"><text:span text:style-name="T22">I </text:span><text:span text:style-name="T23">had some problems with installing some libraries, and had some memory problems as the program took a lot of memory.</text:span></text:p>
      <text:p text:style-name="P19"><text:span text:style-name="T24">I have tried to w</text:span><text:span text:style-name="T25">ork on</text:span><text:span text:style-name="T24"> smoke elimination, but also tried to do the speed detection</text:span><text:span text:style-name="T23">, </text:span><text:span text:style-name="T24">as I have been stuck and haven’t made any result worth submitting. </text:span></text:p>
      <text:p text:style-name="P20"><text:span text:style-name="T24">F</text:span><text:span text:style-name="T14">or the smoke elimination, a generative model seems to be the model to use to transform the images with some smoke into images without any smoke.</text:span></text:p>
      <text:p text:style-name="P12">I had some ram memory problems, and executing the code with Colab, seems to work.</text:p>
      <text:p text:style-name="P12"/>
      <text:p text:style-name="P13">Grayscaling doesn’t seem to improve, but worsen the result.</text:p>
      <text:p text:style-name="P13"/>
      <text:p text:style-name="P14">The participants are really good at improving the score.</text:p>
      <text:p text:style-name="P14"/>
      <text:p text:style-name="P15">At this time of writing this line, (16.05.2021), there is 123 participants and 12 teams.</text:p>
      <text:p text:style-name="P15"/>
      <text:p text:style-name="P22"><text:soft-page-break/><text:span text:style-name="T12">The </text:span><text:span text:style-name="T27">squeezenet1_1</text:span><text:span text:style-name="T13"> </text:span><text:span text:style-name="T12">gives very bad results for the speed recognition, whereas the </text:span><text:span text:style-name="T28">resnet1</text:span><text:span text:style-name="T29">8 </text:span><text:span text:style-name="T30">improves the score a lot. </text:span><text:span text:style-name="T31">It shows how s</text:span><text:span text:style-name="T32">ome</text:span><text:span text:style-name="T31"> model</text:span><text:span text:style-name="T32">s</text:span><text:span text:style-name="T31"> can s</text:span><text:span text:style-name="T33">olve more efficiently</text:span><text:span text:style-name="T32"> some problems c</text:span><text:span text:style-name="T33">ompared to</text:span><text:span text:style-name="T32"> others </text:span><text:span text:style-name="T33">models</text:span><text:span text:style-name="T32">, whereas with another problem, the same model could do poorly</text:span><text:span text:style-name="T31">.</text:span></text:p>
      <text:p text:style-name="P22"><text:span text:style-name="T31"/></text:p>
      <text:p text:style-name="P23"><text:span text:style-name="T31">T</text:span><text:span text:style-name="T28">he resnet34 improves a little bit the score, but the major downside is that it’s take a lot of time to train/compute it, </text:span><text:span text:style-name="T34">due to the complexity of the mod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2</text:page-number><text:s/><text:span text:style-name="MT7">sur </text:span>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18T08:36:41.296000000</dc:date>
    <meta:editing-duration>P3DT1H7M15S</meta:editing-duration>
    <meta:editing-cycles>1104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20" meta:word-count="362" meta:character-count="2090" meta:non-whitespace-character-count="1747"/>
  </office:meta>
</office:document-meta>
</file>